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.049cm" fo:border="0.06pt solid #000000" style:shadow="#808080 0.176cm 0.176cm"/>
      <style:text-properties fo:font-weight="bold" officeooo:rsid="000057c8" officeooo:paragraph-rsid="000057c8" style:font-weight-asian="bold" style:font-weight-complex="bold"/>
    </style:style>
    <style:style style:name="P2" style:family="paragraph" style:parent-style-name="Text_20_body">
      <style:paragraph-properties fo:text-align="center" style:justify-single-word="false" fo:padding="0.049cm" fo:border="0.06pt solid #000000" style:shadow="#808080 0.176cm 0.176cm"/>
      <style:text-properties fo:font-weight="bold" officeooo:rsid="0001f785" officeooo:paragraph-rsid="00484b52" style:font-weight-asian="bold" style:font-weight-complex="bold"/>
    </style:style>
    <style:style style:name="P3" style:family="paragraph" style:parent-style-name="Text_20_body">
      <style:paragraph-properties fo:text-align="center" style:justify-single-word="false" fo:padding="0.049cm" fo:border="0.06pt solid #000000" style:shadow="#808080 0.176cm 0.176cm"/>
      <style:text-properties fo:font-weight="bold" officeooo:rsid="0100118e" officeooo:paragraph-rsid="0100118e" style:font-weight-asian="bold" style:font-weight-complex="bold"/>
    </style:style>
    <style:style style:name="P4" style:family="paragraph" style:parent-style-name="Standard">
      <style:text-properties fo:font-weight="bold" officeooo:paragraph-rsid="00e62d23" style:font-weight-asian="bold" style:font-weight-complex="bold"/>
    </style:style>
    <style:style style:name="P5" style:family="paragraph" style:parent-style-name="Standard">
      <style:text-properties officeooo:paragraph-rsid="00e62d23"/>
    </style:style>
    <style:style style:name="P6" style:family="paragraph" style:parent-style-name="Standard">
      <style:text-properties officeooo:paragraph-rsid="00ea2e5b"/>
    </style:style>
    <style:style style:name="P7" style:family="paragraph" style:parent-style-name="Standard">
      <style:text-properties fo:font-size="10pt" officeooo:paragraph-rsid="00e62d23" style:font-size-asian="10pt" style:font-size-complex="10pt"/>
    </style:style>
    <style:style style:name="P8" style:family="paragraph" style:parent-style-name="Standard">
      <style:text-properties officeooo:paragraph-rsid="0110a19f"/>
    </style:style>
    <style:style style:name="P9" style:family="paragraph" style:parent-style-name="Standard">
      <style:text-properties fo:font-size="11pt" fo:font-weight="bold" officeooo:paragraph-rsid="00ea2e5b" style:font-size-asian="11pt" style:font-weight-asian="bold" style:font-size-complex="11pt" style:font-weight-complex="bold"/>
    </style:style>
    <style:style style:name="P10" style:family="paragraph" style:parent-style-name="Standard" style:master-page-name="">
      <style:paragraph-properties style:page-number="auto"/>
      <style:text-properties officeooo:paragraph-rsid="00ea2e5b"/>
    </style:style>
    <style:style style:name="P11" style:family="paragraph" style:parent-style-name="Standard" style:master-page-name="">
      <style:paragraph-properties style:page-number="auto"/>
      <style:text-properties officeooo:paragraph-rsid="00ea313a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weight="bold" officeooo:rsid="00eb6f89" officeooo:paragraph-rsid="00f9e7f6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weight="normal" officeooo:rsid="00f5f988" officeooo:paragraph-rsid="00f5f988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weight="normal" officeooo:rsid="00f9e7f6" officeooo:paragraph-rsid="00f9e7f6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0pt" fo:font-weight="normal" officeooo:rsid="00e62d23" officeooo:paragraph-rsid="00e62d23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0pt" fo:font-weight="bold" officeooo:paragraph-rsid="00eec2bb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0pt" fo:font-style="normal" fo:font-weight="normal" officeooo:rsid="00fc7d88" officeooo:paragraph-rsid="0115682f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paragraph-rsid="00e62d23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paragraph-rsid="011299ac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color="#c9211e" fo:font-size="10pt" fo:font-weight="normal" officeooo:rsid="00e62d23" officeooo:paragraph-rsid="00e62d23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1pt" fo:font-weight="bold" officeooo:rsid="00eb6f89" officeooo:paragraph-rsid="00eec2bb" style:font-size-asian="11pt" style:font-weight-asian="bold" style:font-size-complex="11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1pt" fo:font-weight="bold" officeooo:rsid="00eb6f89" officeooo:paragraph-rsid="00f0574a" style:font-size-asian="11pt" style:font-weight-asian="bold" style:font-size-complex="11pt" style:font-weight-complex="bold"/>
    </style:style>
    <style:style style:name="P23" style:family="paragraph" style:parent-style-name="Standard">
      <style:text-properties officeooo:paragraph-rsid="0118a6f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f5f988" style:font-style-asian="italic" style:font-style-complex="italic"/>
    </style:style>
    <style:style style:name="T3" style:family="text">
      <style:text-properties fo:font-style="italic" officeooo:rsid="00f9e7f6" style:font-style-asian="italic" style:font-style-complex="italic"/>
    </style:style>
    <style:style style:name="T4" style:family="text">
      <style:text-properties officeooo:rsid="00484b52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f6be9c" style:font-style-asian="normal" style:font-style-complex="normal"/>
    </style:style>
    <style:style style:name="T7" style:family="text">
      <style:text-properties fo:font-style="normal" officeooo:rsid="00fc7d88" style:font-style-asian="normal" style:font-style-complex="normal"/>
    </style:style>
    <style:style style:name="T8" style:family="text">
      <style:text-properties fo:font-style="normal" officeooo:rsid="0107ab5a" style:font-style-asian="normal" style:font-style-complex="normal"/>
    </style:style>
    <style:style style:name="T9" style:family="text">
      <style:text-properties style:text-position="super 58%"/>
    </style:style>
    <style:style style:name="T10" style:family="text">
      <style:text-properties officeooo:rsid="00e524ba"/>
    </style:style>
    <style:style style:name="T11" style:family="text">
      <style:text-properties officeooo:rsid="00ea313a"/>
    </style:style>
    <style:style style:name="T12" style:family="text">
      <style:text-properties officeooo:rsid="00f0574a"/>
    </style:style>
    <style:style style:name="T13" style:family="text">
      <style:text-properties officeooo:rsid="00f3520b"/>
    </style:style>
    <style:style style:name="T14" style:family="text">
      <style:text-properties officeooo:rsid="00f3520b" loext:padding="0.049cm" loext:border="0.06pt solid #000000"/>
    </style:style>
    <style:style style:name="T15" style:family="text">
      <style:text-properties officeooo:rsid="00f36a2e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ea313a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fo:font-weight="normal" officeooo:rsid="00e62d23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10d8ee8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1173771" style:font-size-asian="10pt" style:font-weight-asian="normal" style:font-size-complex="10pt" style:font-weight-complex="normal"/>
    </style:style>
    <style:style style:name="T23" style:family="text">
      <style:text-properties fo:font-size="10pt" fo:font-style="normal" fo:font-weight="normal" officeooo:rsid="00f6be9c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officeooo:rsid="0104087d"/>
    </style:style>
    <style:style style:name="T25" style:family="text">
      <style:text-properties fo:color="#c9211e"/>
    </style:style>
    <style:style style:name="T26" style:family="text">
      <style:text-properties fo:color="#c9211e" fo:font-size="10pt" officeooo:rsid="0110a19f" style:font-size-asian="10pt" style:font-size-complex="10pt"/>
    </style:style>
    <style:style style:name="T27" style:family="text">
      <style:text-properties fo:color="#c9211e" fo:font-size="10pt" officeooo:rsid="01113d17" style:font-size-asian="10pt" style:font-size-complex="10pt"/>
    </style:style>
    <style:style style:name="T28" style:family="text">
      <style:text-properties fo:color="#c9211e" fo:font-size="10pt" fo:font-style="normal" fo:font-weight="normal" officeooo:rsid="00f6be9c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color="#c9211e" fo:font-size="10pt" fo:font-style="normal" fo:font-weight="normal" officeooo:rsid="011299ac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c9211e" fo:font-size="10pt" fo:font-style="normal" style:text-underline-style="solid" style:text-underline-width="auto" style:text-underline-color="font-color" fo:font-weight="bold" officeooo:rsid="00f6be9c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fo:color="#c9211e" fo:font-size="10pt" fo:font-style="normal" style:text-underline-style="solid" style:text-underline-width="auto" style:text-underline-color="font-color" fo:font-weight="bold" officeooo:rsid="011299ac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fo:color="#c9211e" fo:font-size="10pt" fo:font-weight="normal" officeooo:rsid="00e62d23" style:font-size-asian="10pt" style:font-weight-asian="normal" style:font-size-complex="10pt" style:font-weight-complex="normal"/>
    </style:style>
    <style:style style:name="T33" style:family="text">
      <style:text-properties fo:color="#c9211e" fo:font-size="10pt" fo:font-weight="normal" officeooo:rsid="01173771" style:font-size-asian="10pt" style:font-weight-asian="normal" style:font-size-complex="10pt" style:font-weight-complex="normal"/>
    </style:style>
    <style:style style:name="T34" style:family="text">
      <style:text-properties fo:color="#c9211e" officeooo:rsid="01113d17"/>
    </style:style>
    <style:style style:name="T35" style:family="text">
      <style:text-properties fo:color="#c9211e" officeooo:rsid="0115682f"/>
    </style:style>
    <style:style style:name="T36" style:family="text">
      <style:text-properties fo:color="#c9211e" style:text-underline-style="solid" style:text-underline-width="auto" style:text-underline-color="font-color" fo:font-weight="bold" officeooo:rsid="0115682f" style:font-weight-asian="bold" style:font-weight-complex="bold"/>
    </style:style>
    <style:style style:name="T37" style:family="text">
      <style:text-properties fo:color="#c9211e" officeooo:rsid="01173771"/>
    </style:style>
    <style:style style:name="T38" style:family="text">
      <style:text-properties fo:color="#c9211e" officeooo:rsid="011a03b7"/>
    </style:style>
    <style:style style:name="T39" style:family="text">
      <style:text-properties officeooo:rsid="01113d17"/>
    </style:style>
    <style:style style:name="T40" style:family="text">
      <style:text-properties loext:padding="0.049cm" loext:border="0.06pt solid #000000"/>
    </style:style>
    <style:style style:name="T41" style:family="text">
      <style:text-properties fo:font-size="11pt" fo:font-weight="bold" style:font-size-asian="11pt" style:font-weight-asian="bold" style:font-size-complex="11pt" style:font-weight-complex="bold"/>
    </style:style>
    <style:style style:name="T42" style:family="text">
      <style:text-properties fo:font-size="11pt" fo:font-weight="bold" officeooo:rsid="00ea2e5b" style:font-size-asian="11pt" style:font-weight-asian="bold" style:font-size-complex="11pt" style:font-weight-complex="bold"/>
    </style:style>
    <style:style style:name="T43" style:family="text">
      <style:text-properties fo:font-size="11pt" fo:font-weight="bold" officeooo:rsid="00ea313a" style:font-size-asian="11pt" style:font-weight-asian="bold" style:font-size-complex="11pt" style:font-weight-complex="bold"/>
    </style:style>
    <style:style style:name="T44" style:family="text">
      <style:text-properties fo:font-size="11pt" fo:font-weight="bold" officeooo:rsid="00e7ec58" style:font-size-asian="11pt" style:font-weight-asian="bold" style:font-size-complex="11pt" style:font-weight-complex="bold"/>
    </style:style>
    <style:style style:name="T45" style:family="text">
      <style:text-properties fo:font-size="11pt" fo:font-weight="bold" officeooo:rsid="0109d359" style:font-size-asian="11pt" style:font-weight-asian="bold" style:font-size-complex="11pt" style:font-weight-complex="bold"/>
    </style:style>
    <style:style style:name="T46" style:family="text">
      <style:text-properties fo:font-size="11pt" fo:font-weight="bold" officeooo:rsid="00f3520b" style:font-size-asian="11pt" style:font-weight-asian="bold" style:font-size-complex="11pt" style:font-weight-complex="bold"/>
    </style:style>
    <style:style style:name="T47" style:family="text">
      <style:text-properties fo:font-size="11pt" fo:font-weight="bold" officeooo:rsid="00eb6f89" style:font-size-asian="11pt" style:font-weight-asian="bold" style:font-size-complex="11pt" style:font-weight-complex="bold"/>
    </style:style>
    <style:style style:name="T48" style:family="text">
      <style:text-properties fo:font-size="11pt" fo:font-weight="bold" officeooo:rsid="00eb3b4f" style:font-size-asian="11pt" style:font-weight-asian="bold" style:font-size-complex="11pt" style:font-weight-complex="bold"/>
    </style:style>
    <style:style style:name="T49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0" style:family="text">
      <style:text-properties fo:font-size="11pt" fo:font-style="italic" officeooo:rsid="00f9e7f6" style:font-size-asian="11pt" style:font-style-asian="italic" style:font-size-complex="11pt" style:font-style-complex="italic"/>
    </style:style>
    <style:style style:name="T51" style:family="text">
      <style:text-properties fo:font-size="11pt" fo:font-style="normal" style:font-size-asian="11pt" style:font-style-asian="normal" style:font-size-complex="11pt" style:font-style-complex="normal"/>
    </style:style>
    <style:style style:name="T52" style:family="text">
      <style:text-properties fo:font-size="11pt" fo:font-style="normal" officeooo:rsid="00fad115" style:font-size-asian="11pt" style:font-style-asian="normal" style:font-size-complex="11pt" style:font-style-complex="normal"/>
    </style:style>
    <style:style style:name="T53" style:family="text">
      <style:text-properties fo:color="#ce181e" officeooo:rsid="00e524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5</text:span><text:span text:style-name="T9">e</text:span> / français / télé-travail n°<text:span text:style-name="T10">4 : </text:span><text:span text:style-name="T53">correction</text:span></text:p>
      <text:p text:style-name="P2">é<text:span text:style-name="T4">tude du subjonctif : exercices</text:span></text:p>
      <text:p text:style-name="P3">→ Répondez directement sur ce document <text:span text:style-name="T24">et non</text:span> sur une feuille à part</text:p>
      <text:p text:style-name="P10"><text:span text:style-name="Police_20_par_20_défaut"><text:span text:style-name="T42">exercice n°1</text:span></text:span></text:p>
      <text:p text:style-name="P6"><text:span text:style-name="Police_20_par_20_défaut"><text:span text:style-name="T43">1.</text:span></text:span><text:span text:style-name="Police_20_par_20_défaut"><text:span text:style-name="T41">a- Identifiez le mode </text:span></text:span><text:span text:style-name="Police_20_par_20_défaut"><text:span text:style-name="T44">(indicatif, subjonctif, impératif) </text:span></text:span><text:span text:style-name="Police_20_par_20_défaut"><text:span text:style-name="T41">du verbe </text:span></text:span><text:span text:style-name="Police_20_par_20_défaut"><text:span text:style-name="T49">faire</text:span></text:span><text:span text:style-name="Police_20_par_20_défaut"><text:span text:style-name="T41"> dans chacune de</text:span></text:span><text:span text:style-name="Police_20_par_20_défaut"><text:span text:style-name="T43">s </text:span></text:span><text:span text:style-name="Police_20_par_20_défaut"><text:span text:style-name="T41">phrases </text:span></text:span><text:span text:style-name="Police_20_par_20_défaut"><text:span text:style-name="T43">suivantes </text:span></text:span><text:span text:style-name="Police_20_par_20_défaut"><text:span text:style-name="T45">et</text:span></text:span><text:span text:style-name="Police_20_par_20_défaut"><text:span text:style-name="T43"> </text:span></text:span><text:span text:style-name="Police_20_par_20_défaut"><text:span text:style-name="T46">écrivez le mode à côté de chaque phrase.</text:span></text:span></text:p>
      <text:p text:style-name="P9"><text:span text:style-name="T11">1.b</text:span>- <text:span text:style-name="T13">Marquez d’un symbole rouge le(s) phrase(s) donnant un ordre.</text:span></text:p>
      <text:p text:style-name="P9"><text:span text:style-name="T11">1.</text:span>c- <text:span text:style-name="T13">Marquez d’un symbole bleu le(s) phrase(s) donnant un conseil.</text:span></text:p>
      <text:p text:style-name="P4"/>
      <text:p text:style-name="P23"><text:span text:style-name="T17">a) </text:span><text:span text:style-name="T16">Ne </text:span><text:span text:style-name="Police_20_par_20_défaut"><text:span text:style-name="T18">fais</text:span></text:span><text:span text:style-name="T16"> pas de bruit.<text:tab/><text:tab/></text:span><text:span text:style-name="T26">mode : impératif / expression d’un ordre (à la rigueur d’un conseil)</text:span></text:p>
      <text:p text:style-name="P8"><text:span text:style-name="T17">b) </text:span><text:span text:style-name="T16">Qu'il ne </text:span><text:span text:style-name="Police_20_par_20_défaut"><text:span text:style-name="T18">fasse</text:span></text:span><text:span text:style-name="T16"> pas de bruit.<text:tab/></text:span><text:span text:style-name="T26">mode : subjonctif / expression d’un ordre (à la rigueur d’un conseil)</text:span></text:p>
      <text:p text:style-name="P8"><text:span text:style-name="T17">c) </text:span><text:span text:style-name="T16">Ne pas </text:span><text:span text:style-name="Police_20_par_20_défaut"><text:span text:style-name="T18">faire</text:span></text:span><text:span text:style-name="T16"> de bruit.<text:tab/><text:tab/></text:span><text:span text:style-name="T26">mode : infinitif / expression d’un ordre</text:span></text:p>
      <text:p text:style-name="P8"><text:span text:style-name="T17">d) </text:span><text:span text:style-name="T16">Tu ne </text:span><text:span text:style-name="Police_20_par_20_défaut"><text:span text:style-name="T18">feras</text:span></text:span><text:span text:style-name="T16"> pas de bruit.<text:tab/></text:span><text:span text:style-name="T26">mode : indicatif / expression d’un conseil</text:span></text:p>
      <text:p text:style-name="P4"><text:span text:style-name="Police_20_par_20_défaut"><text:span text:style-name="T19"/></text:span></text:p>
      <text:p text:style-name="P11"><text:span text:style-name="Police_20_par_20_défaut"><text:span text:style-name="T42">exercice n°</text:span></text:span><text:span text:style-name="Police_20_par_20_défaut"><text:span text:style-name="T43">2 : </text:span></text:span><text:span text:style-name="Police_20_par_20_défaut"><text:span text:style-name="T47">c</text:span></text:span><text:span text:style-name="Police_20_par_20_défaut"><text:span text:style-name="T48">omplétez les phrases suivantes</text:span></text:span></text:p>
      <text:p text:style-name="P7">Il faut qu'il (faire) <text:span text:style-name="T34">fasse</text:span><text:span text:style-name="T39"> </text:span>ses devoirs.</text:p>
      <text:p text:style-name="P5"><text:span text:style-name="T16">Il faut qu'elle (mettre) </text:span><text:span text:style-name="T27">mette</text:span><text:span text:style-name="T16"> son manteau.</text:span></text:p>
      <text:p text:style-name="P5"><text:span text:style-name="T16">Il faut qu'il (aller) </text:span><text:span text:style-name="T27">aille</text:span><text:span text:style-name="T16"> chez le dentiste.</text:span></text:p>
      <text:p text:style-name="P7">Il faut que mon ami (être) <text:span text:style-name="T34">soit</text:span> à l'heure.</text:p>
      <text:p text:style-name="P5"><text:span text:style-name="T16">Je veux que Myriam (avoir) </text:span><text:span text:style-name="T27">ait</text:span><text:span text:style-name="T16"> son Brevet.</text:span></text:p>
      <text:p text:style-name="P7">Je veux que mon père (pouvoir) <text:s/><text:span text:style-name="T34">puisse</text:span>. assister au concert.</text:p>
      <text:p text:style-name="P5"><text:span text:style-name="T16">Je veux qu'il (prendre) </text:span><text:span text:style-name="T27">prenne</text:span><text:span text:style-name="T16"> son vélo pour se déplacer.</text:span></text:p>
      <text:p text:style-name="P5"><text:span text:style-name="T16">Je veux qu'elle (écrire) </text:span><text:span text:style-name="T27">écrive</text:span><text:span text:style-name="T16"> une carte à sa grand-mère.</text:span></text:p>
      <text:p text:style-name="P16"/>
      <text:p text:style-name="P21">exercice n°3 : entourez les locutions conjonctives après lesquelles on trouve le subjonctif. Faites l’essai : si vous pouvez dire «il soit» (et non «il est»), vous utilisez le subjonctif.</text:p>
      <text:p text:style-name="P20"><text:span text:style-name="T13">si / </text:span><text:span text:style-name="T14">bien que</text:span><text:span text:style-name="T13"> / alors</text:span> que / <text:span text:style-name="T13">quand / </text:span><text:span text:style-name="T14">pour peu que</text:span><text:span text:style-name="T13"> / </text:span><text:span text:style-name="T40">à moins que</text:span> / <text:span text:style-name="T40">à supposer que</text:span> / <text:span text:style-name="T40">sans que</text:span> / <text:span text:style-name="T15">puisque</text:span> /</text:p>
      <text:p text:style-name="P22">exercice n°<text:span text:style-name="T12">4a</text:span> : *<text:span text:style-name="T2">malgré que</text:span></text:p>
      <text:p text:style-name="P13">Dans la langue écrite *<text:span text:style-name="T1">malgré que</text:span> n’existe pas et doit toujours être remplacé par <text:span text:style-name="T1">bien que. </text:span><text:span text:style-name="T6">Dans la phrase suivante, barrez l’expression incorrecte et modifiez ce qui doit l’être. Attention au mode !</text:span></text:p>
      <text:p text:style-name="P19"><text:span text:style-name="T23">Je bois de l’eau malgré que je n’ai pas soif. </text:span><text:span text:style-name="T28">→</text:span><text:span text:style-name="T29"> </text:span><text:span text:style-name="T28">Je bois de l’eau </text:span><text:span text:style-name="T30">b</text:span><text:span text:style-name="T31">ien que</text:span><text:span text:style-name="T28"> je n’</text:span><text:span text:style-name="T30">ai</text:span><text:span text:style-name="T31">e</text:span><text:span text:style-name="T28"> pas soif.</text:span></text:p>
      <text:p text:style-name="P12"><text:span text:style-name="T51">exercice n°</text:span><text:span text:style-name="T52">4b</text:span><text:span text:style-name="T51"> : </text:span><text:span text:style-name="T50">après que</text:span><text:span text:style-name="T3"> </text:span></text:p>
      <text:p text:style-name="P14"><text:span text:style-name="T5">Dans la langue écrite </text:span><text:span text:style-name="T1">après que</text:span><text:span text:style-name="T5"> est toujours suivi de l’indicatif et non du subjonctif. Modifiez en conséquence </text:span><text:span text:style-name="T7">la phrase suivante. </text:span><text:span text:style-name="T8">Attention au mode !</text:span></text:p>
      <text:p text:style-name="P17">Je pense à lui après qu’il soit venu.<text:tab/><text:tab/><text:span text:style-name="T25">→</text:span><text:span text:style-name="T35"> </text:span><text:span text:style-name="T25">Je pense à lui après qu’il </text:span><text:span text:style-name="T36">est</text:span><text:span text:style-name="T25"> venu.</text:span></text:p>
      <text:p text:style-name="P22">exercice n°<text:span text:style-name="T12">5 : complétez les phrases suivantes</text:span></text:p>
      <text:p text:style-name="P18"><text:span text:style-name="T20">1. Il faut que tu (être) </text:span><text:span text:style-name="T32">s</text:span><text:span text:style-name="T33">ois</text:span><text:span text:style-name="T20"> à l’heure à ton cours.</text:span></text:p>
      <text:p text:style-name="P15">2. Le professeur exige qu'ils (écrire) <text:s/><text:span text:style-name="T37">écrive</text:span><text:span text:style-name="T38">nt</text:span> au moins ce texte.</text:p>
      <text:p text:style-name="P18"><text:span text:style-name="T20">3. Il est important que vous (se concentrer) v</text:span><text:span text:style-name="T22">ous </text:span><text:span text:style-name="T33">concentriez</text:span><text:span text:style-name="T22"> </text:span><text:span text:style-name="T20">bien sur ce devoir.</text:span></text:p>
      <text:p text:style-name="P15">4. Il ne faut pas que nous (dessiner) <text:span text:style-name="T37">dessinions</text:span> sur les murs.</text:p>
      <text:p text:style-name="P18"><text:span text:style-name="T20">5. Je serais heureux qu’il (obtenir) </text:span><text:span text:style-name="T32">o</text:span><text:span text:style-name="T33">btienne</text:span><text:span text:style-name="T20"> une bonne note.</text:span></text:p>
      <text:p text:style-name="P15">6. Il est nécessaire qu’on (pouvoir) <text:span text:style-name="T37">puisse</text:span> accéder à la bibliothèque.</text:p>
      <text:p text:style-name="P18"><text:span text:style-name="T20">7. J’exige que tu (intervenir) </text:span><text:span text:style-name="T32">i</text:span><text:span text:style-name="T33">nterviennes</text:span><text:span text:style-name="T20"> sur ce dossier.</text:span></text:p>
      <text:p text:style-name="P18"><text:span text:style-name="T20">8. Il faut qu'il (faire) </text:span><text:span text:style-name="T32">f</text:span><text:span text:style-name="T33">asse</text:span><text:span text:style-name="T20"> des efforts d'adaptation.</text:span></text:p>
      <text:p text:style-name="P18"><text:span text:style-name="T20">9. C’est le meilleur </text:span><text:span text:style-name="T21">ami</text:span><text:span text:style-name="T20"> que je (connaître) </text:span><text:span text:style-name="T32">c</text:span><text:span text:style-name="T33">onnaisse</text:span><text:span text:style-name="T20"> !</text:span></text:p>
      <text:p text:style-name="P18"><text:span text:style-name="T20">10. Il ne faut pas qu’ils (dire) </text:span><text:span text:style-name="T32">d</text:span><text:span text:style-name="T33">isent</text:span><text:span text:style-name="T20"> de gros mo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2:18:20.493072133</meta:creation-date>
    <dc:date>2020-03-27T09:03:38.571964626</dc:date>
    <meta:editing-duration>PT7H46M50S</meta:editing-duration>
    <meta:editing-cycles>185</meta:editing-cycles>
    <meta:generator>LibreOffice/6.0.7.3$Linux_X86_64 LibreOffice_project/00m0$Build-3</meta:generator>
    <meta:print-date>2020-03-24T08:45:59.856009796</meta:print-date>
    <meta:document-statistic meta:table-count="0" meta:image-count="0" meta:object-count="0" meta:page-count="1" meta:paragraph-count="39" meta:word-count="491" meta:character-count="2729" meta:non-whitespace-character-count="2270"/>
  </office:meta>
</office:document-meta>
</file>